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18cm" svg:height="16.383cm" svg:x="2.016cm" svg:y="3.15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6.764cm" svg:height="1.52cm" svg:x="2.27cm" svg:y="1.508cm">
          <draw:text-box>
            <text:p>First view when user opens the program</text:p>
          </draw:text-box>
        </draw:frame>
        <draw:custom-shape draw:style-name="gr3" draw:text-style-name="P1" draw:layer="layout" svg:width="9.017cm" svg:height="1.651cm" svg:x="5.826cm" svg:y="7.223cm">
          <text:p text:style-name="P1">Koosta uus plaa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017cm" svg:height="1.524cm" svg:x="5.826cm" svg:y="10.398cm">
          <text:p text:style-name="P1">Otsi varasemaid plaan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31T14:15:20.449967969</meta:creation-date>
    <dc:date>2015-10-31T14:24:49.878552392</dc:date>
    <meta:editing-duration>P0D</meta:editing-duration>
    <meta:editing-cycles>1</meta:editing-cycles>
    <meta:document-statistic meta:object-count="4"/>
    <meta:generator>LibreOffice/4.2.8.2$Linux_X86_64 LibreOffice_project/420m0$Build-2</meta:generator>
  </office:meta>
</office:document-meta>
</file>